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Helvetica, sans-serif"/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Quotations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0pt" fo:letter-spacing="normal" fo:font-style="normal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 style:list-style-name="L2">
      <style:paragraph-properties fo:orphans="2" fo:widows="2"/>
    </style:style>
    <style:style style:name="P7" style:family="paragraph" style:parent-style-name="Text_20_body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Text_20_body" style:list-style-name="L2">
      <style:paragraph-properties fo:margin-top="0cm" fo:margin-bottom="0cm" fo:orphans="2" fo:widows="2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normal"/>
    </style:style>
    <style:style style:name="T3" style:family="text">
      <style:text-properties fo:font-variant="normal" fo:text-transform="none" fo:color="#222222" style:font-name="Arial" fo:font-size="12pt" fo:letter-spacing="normal" fo:font-style="normal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222222" style:font-name="Arial" fo:letter-spacing="normal" fo:font-style="normal"/>
    </style:style>
    <style:style style:name="T6" style:family="text">
      <style:text-properties fo:font-variant="normal" fo:text-transform="none" fo:color="#222222" style:font-name="Arial" fo:letter-spacing="normal" fo:font-style="normal" fo:font-weight="normal"/>
    </style:style>
    <style:style style:name="T7" style:family="text">
      <style:text-properties fo:font-variant="normal" fo:text-transform="none" fo:color="#222222" style:font-name="Arial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222222" fo:letter-spacing="normal" fo:font-style="normal"/>
    </style:style>
    <style:style style:name="T9" style:family="text">
      <style:text-properties fo:font-variant="normal" fo:text-transform="none" fo:color="#222222" fo:letter-spacing="normal" fo:font-style="normal" fo:font-weight="normal"/>
    </style:style>
    <style:style style:name="T10" style:family="text">
      <style:text-properties fo:font-variant="normal" fo:text-transform="none" fo:color="#222222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222222" style:font-name="Times New Roman" fo:letter-spacing="normal" fo:font-style="normal"/>
    </style:style>
    <style:style style:name="T12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13" style:family="text">
      <style:text-properties fo:font-variant="normal" fo:text-transform="none" fo:color="#222222" style:font-name="Times New Roman" fo:font-size="10pt" fo:letter-spacing="normal" fo:font-style="normal" fo:font-weight="normal" style:font-size-asian="10pt" style:font-size-complex="10pt"/>
    </style:style>
    <style:style style:name="T14" style:family="text">
      <style:text-properties style:font-name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utreach Target Suggestions:</text:p>
      <text:p text:style-name="P4"/>
      <text:p text:style-name="P4">Hi Catherine,</text:p>
      <text:p text:style-name="P4"/>
      <text:p text:style-name="P4">As you know, media tech is being used to brainwash voters with misinformation and other, individually-targeted manipulation. <text:s/>A typical voteer's feed can now be completely controlled, and tailored to gradually turn them into a demagogue-worshiping extremist. <text:s text:c="2"/></text:p>
      <text:p text:style-name="P4"/>
      <text:p text:style-name="P4">My angel fund (InSeed) supports open source communities across many countries, as they build next generation social media. <text:s/>For example, GroupBuild is creating a “civic advocacy platform” using emerging technology to <text:span text:style-name="T1">prevent</text:span> user-opinion targeting, and always with ownership and control “by the people, for the people”. <text:s/></text:p>
      <text:p text:style-name="P4"/>
      <text:p text:style-name="P4">I'm a serial co-founder of social-tech unicorns ($billion+ valuations), but GroupBuild is pro-bono, all volunteer, and free to use by anyone, with no strings attached. <text:s/>Our emerging Democratic technologies include:</text:p>
      <text:list xml:id="list2492936414064448543" text:style-name="L1">
        <text:list-item>
          <text:p text:style-name="P5">Decentralized coordination of Advocacy Groups and civic events, like meets or protests</text:p>
        </text:list-item>
        <text:list-item>
          <text:p text:style-name="P5">Multi-AI (bias controlled) moderation of social media dialogues</text:p>
        </text:list-item>
        <text:list-item>
          <text:p text:style-name="P5">Real-time fact-checking and ethical-intent markup of social media posts</text:p>
        </text:list-item>
        <text:list-item>
          <text:p text:style-name="P5">Anonymous, reputation-endorsed, meritocratic voting, with editable vote options</text:p>
        </text:list-item>
        <text:list-item>
          <text:p text:style-name="P5">Peer-endorsed user reputations with AI-qualified, ethical-intent awards</text:p>
        </text:list-item>
      </text:list>
      <text:p text:style-name="P4"/>
      <text:p text:style-name="P4">GroupBuild complements many of the efforts you have outlined—especially around voter-facing infrastructure and misinformation resilience. <text:s/>I’d be honored to give you a 10–15 minute walk-through, and a sandbox instance for your staff to assess—no pressure, just a conversation to explore alignment. </text:p>
      <text:p text:style-name="P4"/>
      <text:p text:style-name="P4">Would you be open to a short chat, mid‑September?</text:p>
      <text:p text:style-name="P4"/>
      <text:p text:style-name="P4">Best,</text:p>
      <text:p text:style-name="P4">Rick Ballard</text:p>
      <text:p text:style-name="P4">416.414.8100</text:p>
      <text:p text:style-name="P4">rick@groupbuild.org</text:p>
      <text:p text:style-name="P2"><text:a xlink:type="simple" xlink:href="http://www.linkedin.com/in/richardballard" text:style-name="Internet_20_link" text:visited-style-name="Visited_20_Internet_20_Link"><text:span text:style-name="T14">www.linkedin.com/in/richardballard</text:span></text:a></text:p>
      <text:p text:style-name="P4"/>
      <text:p text:style-name="P7"><text:span text:style-name="Strong_20_Emphasis"><text:span text:style-name="T12"/></text:span></text:p>
      <text:p text:style-name="P7"><text:span text:style-name="Strong_20_Emphasis"><text:span text:style-name="T12">Draft a concise outreach message</text:span></text:span><text:span text:style-name="T11"> (75–100 words) referencing his Field Guide work or a recent post.</text:span></text:p>
      <text:list xml:id="list925581071982964477" text:style-name="L2">
        <text:list-item>
          <text:p text:style-name="P8"><text:span text:style-name="Strong_20_Emphasis"><text:span text:style-name="T13">Submit via his website form</text:span></text:span><text:span text:style-name="T13">, noting you’ve also connected on Twitter/Mastodon or LinkedIn.</text:span></text:p>
        </text:list-item>
        <text:list-item>
          <text:p text:style-name="P6"><text:span text:style-name="Strong_20_Emphasis"><text:span text:style-name="T13">Follow through</text:span></text:span><text:span text:style-name="T13"> by sending a DM on Bluesky or Mastodon reminding him of your submission, offering a sandbox demo or brief chat.</text:span></text:p>
        </text:list-item>
      </text:list>
      <text:p text:style-name="P1"><text:span text:style-name="T2">Hi Micah — I’m Rick Ballard, founder of GroupBuild, a civic-tech platform for peer-moderation and secure organizing. I’ve followed your work on the Civic Tech Field Guide and your recent “silver linings” posts—proof that ethics and scale aren’t opposed. I believe GroupBuild could directly address many of the failures you’ve identified in democratic tech. Would you be open to a brief chat or demo? I’ve sent details via your contact form. Thanks for everything you do! —Rick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Helvetica, sans-serif"/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 Ballard</meta:initial-creator>
    <meta:creation-date>2025-06-27T12:09:05.47</meta:creation-date>
    <dc:date>2025-06-27T12:47:45.24</dc:date>
    <dc:creator>Rick Ballard</dc:creator>
    <meta:editing-duration>PT1M2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21" meta:word-count="352" meta:character-count="2435"/>
  </office:meta>
</office:document-meta>
</file>